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------------------ </text:p>
      <text:p text:style-name="P2">x0 =</text:p>
      <text:p text:style-name="P2"/>
      <text:p text:style-name="P2"><text:s text:c="5"/>1 <text:s text:c="4"/>1</text:p>
      <text:p text:style-name="P2"/>
      <text:p text:style-name="P2">x =</text:p>
      <text:p text:style-name="P2"/>
      <text:p text:style-name="P2"><text:s text:c="4"/>2.0909 <text:s text:c="3"/>3.5536</text:p>
      <text:p text:style-name="P1"><text:s/>------------------ </text:p>
      <text:p text:style-name="P1"/>
      <text:p text:style-name="P1"><text:s/>------------------ </text:p>
      <text:p text:style-name="P2">x0 =</text:p>
      <text:p text:style-name="P2"/>
      <text:p text:style-name="P2"><text:s text:c="4"/>-4 <text:s text:c="4"/>3</text:p>
      <text:p text:style-name="P2"/>
      <text:p text:style-name="P2">x =</text:p>
      <text:p text:style-name="P2"/>
      <text:p text:style-name="P2"><text:s text:c="3"/>-3.7696 <text:s text:c="3"/>1.6705</text:p>
      <text:p text:style-name="P1"><text:s/>------------------ </text:p>
      <text:p text:style-name="P1"/>
      <text:p text:style-name="P1"><text:s/>------------------ </text:p>
      <text:p text:style-name="P2">x0 =</text:p>
      <text:p text:style-name="P2"/>
      <text:p text:style-name="P2"><text:s text:c="3"/>-2.5000 <text:s text:c="2"/>-3.0000</text:p>
      <text:p text:style-name="P2"/>
      <text:p text:style-name="P2">x =</text:p>
      <text:p text:style-name="P2"/>
      <text:p text:style-name="P2"><text:s text:c="3"/>-2.6976 <text:s text:c="2"/>-3.1182</text:p>
      <text:p text:style-name="P1"><text:s/>------------------ </text:p>
      <text:p text:style-name="P1"/>
      <text:p text:style-name="P1"><text:s/>------------------ </text:p>
      <text:p text:style-name="P2">x0 =</text:p>
      <text:p text:style-name="P2"/>
      <text:p text:style-name="P2"><text:s text:c="5"/>0 <text:s text:c="4"/>0</text:p>
      <text:p text:style-name="P2"/>
      <text:p text:style-name="P2">x =</text:p>
      <text:p text:style-name="P2"/>
      <text:p text:style-name="P2"><text:s text:c="4"/>0.3763 <text:s text:c="2"/>-4.1059</text:p>
      <text:p text:style-name="P1"><text:s/>-----------------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